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ingAfter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waysFailingBeforeTestExecution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Method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RunnerTests.FailingBeforeAndAfterMethodsSpringRunnerTests( String tes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PrepareTestInstance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BeforeTestClass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Transac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ransaction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Class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Runner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RunnerTests.test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ilingBeforeAndAfterMethodsSpringRunnerTests.runTestAndAssertCoun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lwaysFailingAfterTestExecution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BeforeTestMethod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ingBefore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